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30.8cm" svg:height="3.506cm" svg:x="-1.4cm" svg:y="0.237cm" presentation:class="title" presentation:user-transformed="true">
          <draw:text-box>
            <text:p text:style-name="P1"><text:span text:style-name="T1">Templates for Event-B Code Generation</text:span></text:p>
          </draw:text-box>
        </draw:frame>
        <draw:frame presentation:style-name="pr2" draw:text-style-name="P3" draw:layer="layout" svg:width="25.199cm" svg:height="12.179cm" svg:x="1.4cm" svg:y="8.214cm" presentation:class="subtitle" presentation:user-transformed="true">
          <draw:text-box>
            <text:p text:style-name="P3">Andy Edmunds</text:p>
            <text:p text:style-name="P3">University of Southampton</text:p>
            <text:p text:style-name="P3"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use Templates?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,</text:p>
                    <text:list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should be the 'critical' code.</text:p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22T14:20:13.857158434</dc:date>
    <dc:creator>andy </dc:creator>
    <meta:editing-duration>PT3H49M23S</meta:editing-duration>
    <meta:editing-cycles>6</meta:editing-cycles>
    <meta:document-statistic meta:object-count="29"/>
  </office:meta>
</office:document-meta>
</file>